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style="italic" fo:font-weight="bold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4">
      <style:text-properties officeooo:paragraph-rsid="0006ab10"/>
    </style:style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T1" style:family="text">
      <style:text-properties fo:font-weight="bold"/>
    </style:style>
    <style:style style:name="T2" style:family="text">
      <style:text-properties fo:font-style="italic"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latório de Desenvolvimento e Análise de Concorrência</text:p>
      <text:p text:style-name="Text_20_body"><text:span text:style-name="T1">Autor:</text:span> Maria Júlia Leonella da Silva Carlos <text:span text:style-name="T1">Matrícula:</text:span> 20230047551</text:p>
      <text:p text:style-name="P1">Introdução</text:p>
      <text:p text:style-name="Text_20_body">Quando comecei este projeto de chat, o objetivo era aplicar na prática os conceitos de programação concorrente que aprendi na disciplina. Este documento explica os três maiores desafios técnicos que encontrei durante o desenvolvimento e como usei threads, mutexes e outros mecanismos para resolvê-los. Para validar as soluções, usei uma IA como uma espécie de "colega de projeto" para discutir os problemas e as abordagens.</text:p>
      <text:p text:style-name="P1">Problema 1: O Servidor Travava com Vários Clientes</text:p>
      <text:p text:style-name="Text_20_body">Logo no começo, percebi que, embora o servidor funcionasse bem com um cliente, ele travava ou se comportava de forma imprevisível quando vários clientes tentavam se conectar ou se registrar ao mesmo tempo.</text:p>
      <text:p text:style-name="Text_20_body">Causa: O problema era uma clássica condição de corrida (race condition). Várias threads estavam tentando modificar as mesmas variáveis globais do servidor — especificamente, os mapas <text:span text:style-name="Source_20_Text">std::map</text:span> que guardam os usuários e suas credenciais. Como <text:span text:style-name="Source_20_Text">std::map</text:span> não é seguro para ser modificado por múltiplas threads ao mesmo tempo, sua estrutura interna estava sendo corrompida.</text:p>
      <text:p text:style-name="Text_20_body">Solução: Para resolver, apliquei o conceito de exclusão mútua. Criei um <text:span text:style-name="Source_20_Text">std::mutex</text:span> que funciona como um "cadeado" para todo o estado compartilhado do servidor. Antes de qualquer thread ler ou modificar os mapas, ela precisa adquirir esse cadeado. Para garantir que o cadeado fosse sempre liberado, usei o <text:span text:style-name="Source_20_Text">std::lock_guard</text:span>. Ele trava o mutex quando é criado e o libera automaticamente quando sai de escopo, o que é uma forma muito mais segura e limpa de gerenciar locks.</text:p>
      <text:p text:style-name="P1">Problema 2: O Cliente "Congelava" ao Digitar</text:p>
      <text:p text:style-name="Text_20_body">A primeira versão do cliente era muito ruim de usar. Enquanto eu estava digitando uma mensagem, a tela não atualizava com o que os outros usuários diziam. O chat parecia congelado até que eu pressionasse Enter.</text:p>
      <text:p text:style-name="Text_20_body">Causa: O problema era o I/O bloqueante. A thread principal do programa ficava "presa" em uma de duas funções: ou em <text:span text:style-name="Source_20_Text">std::getline</text:span>, esperando a minha digitação, ou em <text:span text:style-name="Source_20_Text">recv</text:span>, esperando uma mensagem do servidor. Ela não conseguia fazer as duas coisas ao mesmo tempo.</text:p>
      <text:p text:style-name="Text_20_body">Solução: A saída foi reestruturar o cliente para usar duas threads. Agora, a arquitetura funciona assim:</text:p>
      <text:list text:style-name="L1">
        <text:list-item>
          <text:p text:style-name="P4">A thread principal cuida apenas da interação com o usuário (ler o que eu digito com <text:span text:style-name="Source_20_Text">getline</text:span> e enviar).</text:p>
        </text:list-item>
        <text:list-item>
          <text:p text:style-name="P4">Uma thread secundária (<text:span text:style-name="Source_20_Text">receiver_thread</text:span>) foi criada com uma única tarefa: ficar em um loop infinito, esperando por mensagens do servidor com <text:span text:style-name="Source_20_Text">recv</text:span> e imprimindo-as na tela assim que chegam.</text:p>
        </text:list-item>
      </text:list>
      <text:p text:style-name="Text_20_body">Com isso, as duas operações bloqueantes rodam em paralelo, e o cliente se tornou responsivo e verdadeiramente em tempo real.</text:p>
      <text:p text:style-name="P1"><text:soft-page-break/>Problema 3: O Servidor Ficava Lento com Muitas Mensagens</text:p>
      <text:p text:style-name="Text_20_body">Notei que, com muitos usuários conversando, o servidor todo ficava mais lento. Investiguei e descobri que o culpado era o sistema de logs.</text:p>
      <text:p text:style-name="Text_20_body">Causa: Cada thread de cliente estava parando sua execução para escrever a mensagem de log diretamente no arquivo em disco. A escrita em disco (I/O) é uma operação muito lenta, e isso estava se tornando um gargalo que atrasava o processamento das mensagens principais do chat.</text:p>
      <text:p text:style-name="Text_20_body">Solução: Para otimizar, implementei o padrão de design Produtor-Consumidor.</text:p>
      <text:list text:style-name="L2">
        <text:list-item>
          <text:p text:style-name="P5">As threads dos clientes (as "produtoras") agora só fazem o trabalho rápido: jogam a string de log em uma fila (<text:span text:style-name="Source_20_Text">std::queue</text:span>) e voltam imediatamente para suas tarefas.</text:p>
        </text:list-item>
        <text:list-item>
          <text:p text:style-name="P5">Criei uma única thread de background (a "consumidora") dentro da classe <text:span text:style-name="Source_20_Text">Logger</text:span>, cuja única função é pegar as mensagens dessa fila, uma por uma, e salvá-las no arquivo com calma.</text:p>
        </text:list-item>
      </text:list>
      <text:p text:style-name="Text_20_body">Isso desacoplou as threads principais da lentidão do I/O de disco, eliminando o gargalo e tornando o servidor muito mais performático sob carga.</text:p>
      <text:p text:style-name="P1">Conclusão</text:p>
      <text:p text:style-name="Text_20_body">Este projeto foi uma ótima oportunidade para ver a teoria de concorrência na prática. O que mais ficou claro para mim é que threads e mutexes servem para duas coisas principais: primeiro, para garantir que o programa funcione corretamente, usando mutexes para evitar que os dados compartilhados sejam corrompidos. Segundo, para fazer com que o programa seja rápido e responsivo, usando threads para separar tarefas lentas (como I/O) das rápidas. Resolver esses desafios foi fundamental para transformar os conceitos da sala de aula em conhecimento prático.</text:p>
      <text:p text:style-name="P2">Prompts Utilizados na Investigação</text:p>
      <text:list text:style-name="L3">
        <text:list-item>
          <text:p text:style-name="P6">Estou construindo meu servidor de chat e ele funciona bem com um cliente, mas começa a travar ou se comportar de forma estranha quando vários clientes se conectam ao mesmo tempo. Suspeito que o problema seja o acesso simultâneo ao <text:span text:style-name="Source_20_Text">std::map</text:span> onde guardo os usuários, o que pode estar causando uma condição de corrida. Qual é a abordagem padrão em C++ para proteger uma estrutura de dados como essa do acesso concorrente por múltiplas threads?</text:p>
        </text:list-item>
        <text:list-item>
          <text:p text:style-name="P6">Meu cliente de chat tem um grande problema de usabilidade: a função <text:span text:style-name="Source_20_Text">std::getline</text:span> bloqueia o programa enquanto espera o usuário digitar, o que o impede de chamar <text:span text:style-name="Source_20_Text">recv</text:span> para ver se novas mensagens chegaram do servidor. O resultado é que o chat só atualiza depois que eu envio uma mensagem. Como posso reestruturar o cliente, provavelmente com threads, para que ele consiga receber dados da rede e esperar pela digitação do usuário ao mesmo tempo?</text:p>
        </text:list-item>
        <text:list-item>
          <text:p text:style-name="P6">Percebi que meu servidor fica mais lento quando muitos clientes estão conversando e gerando logs. Minha implementação atual faz com que cada thread de cliente escreva diretamente no arquivo de log, e acredito que a espera pela escrita no disco (I/O) está se tornando um gargalo. Pensei em usar uma fila para gerenciar as mensagens de log. Qual padrão de design posso usar para que as threads de clientes apenas 'despachem' o log rapidamente e deixem o trabalho lento de escrita para uma thread separada?</text:p>
        </text:list-item>
      </text:list>
      <text:p text:style-name="Text_20_body"><text:soft-page-break/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14:06:53.718747513</meta:creation-date>
    <dc:date>2025-10-06T14:23:58.388762177</dc:date>
    <meta:editing-duration>PT12M3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3" meta:paragraph-count="28" meta:word-count="924" meta:character-count="5698" meta:non-whitespace-character-count="4808"/>
  </office:meta>
</office:document-meta>
</file>